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8.004cm" fo:margin-left="-1.009cm" fo:margin-top="0cm" fo:margin-bottom="0cm" table:align="left" style:writing-mode="lr-tb"/>
    </style:style>
    <style:style style:name="Table1.A" style:family="table-column">
      <style:table-column-properties style:column-width="5.249cm"/>
    </style:style>
    <style:style style:name="Table1.B" style:family="table-column">
      <style:table-column-properties style:column-width="8.502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1.75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7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F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7.079cm" fo:margin-left="-0.191cm" fo:margin-top="0cm" fo:margin-bottom="0cm" table:align="left" style:writing-mode="lr-tb"/>
    </style:style>
    <style:style style:name="Table2.A" style:family="table-column">
      <style:table-column-properties style:column-width="9.026cm"/>
    </style:style>
    <style:style style:name="Table2.C" style:family="table-column">
      <style:table-column-properties style:column-width="9.0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text-properties fo:color="#000000" fo:font-size="13.5pt" style:font-size-asian="13.5pt" style:font-size-complex="13.5pt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.212cm" loext:contextual-spacing="false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1" style:family="paragraph" style:parent-style-name="Normal_20__28_Web_29_">
      <style:paragraph-properties fo:margin-top="0cm" fo:margin-bottom="0cm" loext:contextual-spacing="false"/>
      <style:text-properties fo:color="#000000" fo:font-size="13.5pt" style:font-size-asian="13.5pt" style:font-size-complex="13.5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1" style:family="paragraph" style:parent-style-name="Standard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fo:language="en" fo:country="US" style:font-size-asian="13.5pt" style:font-size-complex="13.5pt"/>
    </style:style>
    <style:style style:name="T3" style:family="text">
      <style:text-properties fo:font-size="13.5pt" fo:language="en" fo:country="US" style:font-size-asian="13.5pt" style:font-size-complex="13.5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d0d0d"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>Уважаемые соискатели!</text:p>
      <text:p text:style-name="P11">Диссертацию можно направить на проверку (платно) в “Экспертно-аналитический центр РАН” </text:p>
      <text:p text:style-name="P2"><text:span text:style-name="T1">тел</text:span><text:span text:style-name="T2">. 8(495)7418479, e-mail: eac-ras@mail.ru, </text:span><text:span text:style-name="T1">сайт</text:span><text:span text:style-name="T2">: </text:span><text:a xlink:type="simple" xlink:href="http://www.eac-ras.ru/" text:style-name="ListLabel_20_1" text:visited-style-name="ListLabel_20_1"><text:span text:style-name="Internet_20_link"><text:span text:style-name="T3">www.eac-ras.ru</text:span></text:span></text:a></text:p>
      <text:p text:style-name="P11">или проверить на кафедре, в организации, где выполнялась работа и самому сделать отчет по результатам проверки</text:p>
      <text:p text:style-name="P3"/>
      <text:p text:style-name="P13">(ОБРАЗЕЦ)</text:p>
      <text:p text:style-name="P3"/>
      <text:p text:style-name="P14">Отчет о наличии заимствований в диссертации ___ФИО_в_родительном_падеже___ на тему <text:s/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Источник</text:p>
          </table:table-cell>
          <table:table-cell table:style-name="Table1.A1" office:value-type="string">
            <text:p text:style-name="P16">Ссылка на источник</text:p>
          </table:table-cell>
          <table:table-cell table:style-name="Table1.A1" office:value-type="string">
            <text:p text:style-name="P16">Коллекция/модуль поиска</text:p>
          </table:table-cell>
          <table:table-cell table:style-name="Table1.A1" office:value-type="string">
            <text:p text:style-name="P16">Доля в отчёте</text:p>
          </table:table-cell>
          <table:table-cell table:style-name="Table1.A1" office:value-type="string">
            <text:p text:style-name="P16">Доля в тексте</text:p>
          </table:table-cell>
          <table:table-cell table:style-name="Table1.F1" office:value-type="string">
            <text:p text:style-name="P20">Комментарии по сегментам заимствования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]</text:span><text:span text:style-name="T5"> </text:span><text:a xlink:type="simple" xlink:href="http://antiplagiat.rudn.ru/ReportSource.aspx?docId=rudn.431.1028120&amp;repNumb=1&amp;srcInd=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7"><text:a xlink:type="simple" xlink:href="http://elibrary.ru/item.asp?id=22452837" office:target-frame-name="_blank" xlink:show="new" text:style-name="ListLabel_20_2" text:visited-style-name="ListLabel_20_2"><text:span text:style-name="T7">http://elibrary.ru/item.asp?id=22452837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2,81%</text:p>
          </table:table-cell>
          <table:table-cell table:style-name="Table1.A1" office:value-type="string">
            <text:p text:style-name="P18">2,82%</text:p>
          </table:table-cell>
          <table:table-cell table:style-name="Table1.A1" office:value-type="string">
            <text:p text:style-name="P5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]</text:span><text:span text:style-name="T5"> </text:span><text:a xlink:type="simple" xlink:href="http://antiplagiat.rudn.ru/ReportSource.aspx?docId=rudn.431.1028120&amp;repNumb=1&amp;srcInd=2&amp;bn=-1#bn-1" office:target-frame-name="_blank" xlink:show="new" text:style-name="ListLabel_20_2" text:visited-style-name="ListLabel_20_2"><text:span text:style-name="T7">Особенности денежно-...</text:span></text:a></text:p>
          </table:table-cell>
          <table:table-cell table:style-name="Table1.A1" office:value-type="string">
            <text:p text:style-name="P7"><text:a xlink:type="simple" xlink:href="http://elibrary.ru/item.asp?id=23343460" office:target-frame-name="_blank" xlink:show="new" text:style-name="ListLabel_20_2" text:visited-style-name="ListLabel_20_2"><text:span text:style-name="T7">http://elibrary.ru/item.asp?id=23343460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65%</text:p>
          </table:table-cell>
          <table:table-cell table:style-name="Table1.A1" office:value-type="string">
            <text:p text:style-name="P5">Статья автора диссертации - 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]</text:span><text:span text:style-name="T5"> </text:span><text:a xlink:type="simple" xlink:href="http://antiplagiat.rudn.ru/ReportSource.aspx?docId=rudn.431.1028120&amp;repNumb=1&amp;srcInd=3&amp;bn=-1#bn-1" office:target-frame-name="_blank" xlink:show="new" text:style-name="ListLabel_20_2" text:visited-style-name="ListLabel_20_2"><text:span text:style-name="T7">Закон "О Национально...</text:span></text:a></text:p>
          </table:table-cell>
          <table:table-cell table:style-name="Table1.A1" office:value-type="string">
            <text:p text:style-name="P7"><text:a xlink:type="simple" xlink:href="http://economics.kiev.ua/?id=438&amp;view=article" office:target-frame-name="_blank" xlink:show="new" text:style-name="ListLabel_20_2" text:visited-style-name="ListLabel_20_2"><text:span text:style-name="T7">http://economics.kiev.ua/?id=438&amp;view=article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54%</text:p>
          </table:table-cell>
          <table:table-cell table:style-name="Table1.A1" office:value-type="string">
            <text:p text:style-name="P5">Законодательные акты Украины (в настоящее время сайт заблокирован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]</text:span><text:span text:style-name="T5"> </text:span><text:a xlink:type="simple" xlink:href="http://antiplagiat.rudn.ru/ReportSource.aspx?docId=rudn.431.1028120&amp;repNumb=1&amp;srcInd=4&amp;bn=-1#bn-1" office:target-frame-name="_blank" xlink:show="new" text:style-name="ListLabel_20_2" text:visited-style-name="ListLabel_20_2"><text:span text:style-name="T7">Банковская деятельно...</text:span></text:a></text:p>
          </table:table-cell>
          <table:table-cell table:style-name="Table1.A1" office:value-type="string">
            <text:p text:style-name="P7"><text:a xlink:type="simple" xlink:href="http://revolution.allbest.ru/bank/00268135_0.html#1" office:target-frame-name="_blank" xlink:show="new" text:style-name="ListLabel_20_2" text:visited-style-name="ListLabel_20_2"><text:span text:style-name="T7">http://revolution.allbest.ru/bank/00268135_0.html#1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45%</text:p>
          </table:table-cell>
          <table:table-cell table:style-name="Table1.A1" office:value-type="string">
            <text:p text:style-name="P18">0,45%</text:p>
          </table:table-cell>
          <table:table-cell table:style-name="Table1.A1" office:value-type="string">
            <text:p text:style-name="P5">Ошибочная ссылка на этот файл, поскольку в диссертации дано определение из словаря, имеется сноска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]</text:span><text:span text:style-name="T5"> </text:span><text:a xlink:type="simple" xlink:href="http://antiplagiat.rudn.ru/ReportSource.aspx?docId=rudn.431.1028120&amp;repNumb=1&amp;srcInd=5&amp;bn=-1#bn-1" office:target-frame-name="_blank" xlink:show="new" text:style-name="ListLabel_20_2" text:visited-style-name="ListLabel_20_2"><text:span text:style-name="T7">Экономический словар...</text:span></text:a></text:p>
          </table:table-cell>
          <table:table-cell table:style-name="Table1.A1" office:value-type="string">
            <text:p text:style-name="P7"><text:a xlink:type="simple" xlink:href="http://www.inform-ust.ru/dictionary/economics/economics_dictionary.htm?dic_tid=21538" office:target-frame-name="_blank" xlink:show="new" text:style-name="ListLabel_20_2" text:visited-style-name="ListLabel_20_2"><text:span text:style-name="T7">http://www.inform-ust.ru/dictionary/economics/economics_dict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45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]</text:span><text:span text:style-name="T5"> </text:span><text:a xlink:type="simple" xlink:href="http://antiplagiat.rudn.ru/ReportSource.aspx?docId=rudn.431.1028120&amp;repNumb=1&amp;srcInd=6&amp;bn=-1#bn-1" office:target-frame-name="_blank" xlink:show="new" text:style-name="ListLabel_20_2" text:visited-style-name="ListLabel_20_2"><text:span text:style-name="T7">Дипломная работа: Ба...</text:span></text:a></text:p>
          </table:table-cell>
          <table:table-cell table:style-name="Table1.A1" office:value-type="string">
            <text:p text:style-name="P7"><text:a xlink:type="simple" xlink:href="http://bestreferat.ru/referat-177626.html" office:target-frame-name="_blank" xlink:show="new" text:style-name="ListLabel_20_2" text:visited-style-name="ListLabel_20_2"><text:span text:style-name="T7">http://bestreferat.ru/referat-177626.html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33%</text:p>
          </table:table-cell>
          <table:table-cell table:style-name="Table1.A1" office:value-type="string">
            <text:p text:style-name="P18">0,39%</text:p>
          </table:table-cell>
          <table:table-cell table:style-name="Table1.A1" office:value-type="string">
            <text:p text:style-name="P5">Общепринятые клише (объемов рефинансирования российских банков… скорость обращения денег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]</text:span><text:span text:style-name="T5"> </text:span><text:a xlink:type="simple" xlink:href="http://antiplagiat.rudn.ru/ReportSource.aspx?docId=rudn.431.1028120&amp;repNumb=1&amp;srcInd=7&amp;bn=-1#bn-1" office:target-frame-name="_blank" xlink:show="new" text:style-name="ListLabel_20_2" text:visited-style-name="ListLabel_20_2"><text:span text:style-name="T7">Полная версия</text:span></text:a></text:p>
          </table:table-cell>
          <table:table-cell table:style-name="Table1.A1" office:value-type="string">
            <text:p text:style-name="P7"><text:a xlink:type="simple" xlink:href="http://www.iep.ru/files/text/working_papers/133.pdf" office:target-frame-name="_blank" xlink:show="new" text:style-name="ListLabel_20_2" text:visited-style-name="ListLabel_20_2"><text:span text:style-name="T7">http://www.iep.ru/files/text/working_papers/133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17%</text:p>
          </table:table-cell>
          <table:table-cell table:style-name="Table1.A1" office:value-type="string">
            <text:p text:style-name="P18">0,33%</text:p>
          </table:table-cell>
          <table:table-cell table:style-name="Table1.A1" office:value-type="string">
            <text:p text:style-name="P5">Статья Трунина В.П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8]</text:span><text:span text:style-name="T5"> </text:span><text:a xlink:type="simple" xlink:href="http://antiplagiat.rudn.ru/ReportSource.aspx?docId=rudn.431.1028120&amp;repNumb=1&amp;srcInd=8&amp;bn=-1#bn-1" office:target-frame-name="_blank" xlink:show="new" text:style-name="ListLabel_20_2" text:visited-style-name="ListLabel_20_2"><text:span text:style-name="T7">Энхтуяа Таня диссерт...</text:span></text:a></text:p>
          </table:table-cell>
          <table:table-cell table:style-name="Table1.A1" office:value-type="string">
            <text:p text:style-name="P7"><text:a xlink:type="simple" xlink:href="http://dlib.rsl.ru/rsl01006000000/rsl01006766000/rsl01006766210/rsl01006766210.pdf" office:target-frame-name="_blank" xlink:show="new" text:style-name="ListLabel_20_2" text:visited-style-name="ListLabel_20_2"><text:span text:style-name="T7">http://dlib.rsl.ru/rsl01006000000/rsl01006766000/rsl01006766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11%</text:p>
          </table:table-cell>
          <table:table-cell table:style-name="Table1.A1" office:value-type="string">
            <text:p text:style-name="P18">0,31%</text:p>
          </table:table-cell>
          <table:table-cell table:style-name="Table1.A1" office:value-type="string">
            <text:p text:style-name="P5">Название пункта Паспорта специальности 08.00.10,</text:p>
            <text:p text:style-name="P5">Общепринятые клише (влияние <text:soft-page-break/>денежно-кредитной политики на макроэкономические показатели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9]</text:span><text:span text:style-name="T5"> </text:span><text:a xlink:type="simple" xlink:href="http://antiplagiat.rudn.ru/ReportSource.aspx?docId=rudn.431.1028120&amp;repNumb=1&amp;srcInd=9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7"><text:a xlink:type="simple" xlink:href="http://online.lexpro.ru/document/1030576" office:target-frame-name="_blank" xlink:show="new" text:style-name="ListLabel_20_2" text:visited-style-name="ListLabel_20_2"><text:span text:style-name="T7">http://online.lexpro.ru/document/1030576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0]</text:span><text:span text:style-name="T5"> </text:span><text:a xlink:type="simple" xlink:href="http://antiplagiat.rudn.ru/ReportSource.aspx?docId=rudn.431.1028120&amp;repNumb=1&amp;srcInd=10&amp;bn=-1#bn-1" office:target-frame-name="_blank" xlink:show="new" text:style-name="ListLabel_20_2" text:visited-style-name="ListLabel_20_2"><text:span text:style-name="T7">Курсовая работа: Рол...</text:span></text:a></text:p>
          </table:table-cell>
          <table:table-cell table:style-name="Table1.A1" office:value-type="string">
            <text:p text:style-name="P7"><text:a xlink:type="simple" xlink:href="http://www.bestreferat.ru/referat-208025.html" office:target-frame-name="_blank" xlink:show="new" text:style-name="ListLabel_20_2" text:visited-style-name="ListLabel_20_2"><text:span text:style-name="T7">http://www.bestreferat.ru/referat-208025.html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26%</text:p>
          </table:table-cell>
          <table:table-cell table:style-name="Table1.A1" office:value-type="string">
            <text:p text:style-name="P18">0,29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1]</text:span><text:span text:style-name="T5"> </text:span><text:a xlink:type="simple" xlink:href="http://antiplagiat.rudn.ru/ReportSource.aspx?docId=rudn.431.1028120&amp;repNumb=1&amp;srcInd=1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7"><text:a xlink:type="simple" xlink:href="http://elibrary.ru/item.asp?id=22310028" office:target-frame-name="_blank" xlink:show="new" text:style-name="ListLabel_20_2" text:visited-style-name="ListLabel_20_2"><text:span text:style-name="T7">http://elibrary.ru/item.asp?id=22310028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28%</text:p>
          </table:table-cell>
          <table:table-cell table:style-name="Table1.A1" office:value-type="string">
            <text:p text:style-name="P18">0,28%</text:p>
          </table:table-cell>
          <table:table-cell table:style-name="Table1.A1" office:value-type="string">
            <text:p text:style-name="P5">Общепринятые клише (во всех странах мира … в течение длительного периода времени)</text:p>
            <text:p text:style-name="P5">Статья Ивановой Ж.Г., Ранчинской Ю.С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2]</text:span><text:span text:style-name="T5"> </text:span><text:a xlink:type="simple" xlink:href="http://antiplagiat.rudn.ru/ReportSource.aspx?docId=rudn.431.1028120&amp;repNumb=1&amp;srcInd=12&amp;bn=-1#bn-1" office:target-frame-name="_blank" xlink:show="new" text:style-name="ListLabel_20_2" text:visited-style-name="ListLabel_20_2"><text:span text:style-name="T7">Legislation: Nationa...</text:span></text:a></text:p>
          </table:table-cell>
          <table:table-cell table:style-name="Table1.A1" office:value-type="string">
            <text:p text:style-name="P7"><text:a xlink:type="simple" xlink:href="http://www.parliament.am/legislation.php?ID=1858&amp;lang=rus&amp;sel=show" office:target-frame-name="_blank" xlink:show="new" text:style-name="ListLabel_20_2" text:visited-style-name="ListLabel_20_2"><text:span text:style-name="T7">http://www.parliament.am/legislation.php?ID=1858&amp;lang=rus&amp;se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27%</text:p>
          </table:table-cell>
          <table:table-cell table:style-name="Table1.A1" office:value-type="string">
            <text:p text:style-name="P18">0,27%</text:p>
          </table:table-cell>
          <table:table-cell table:style-name="Table1.A1" office:value-type="string">
            <text:p text:style-name="P5">Законодательные акты Армении, указаны в списке литературы 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3]</text:span><text:span text:style-name="T5"> </text:span><text:a xlink:type="simple" xlink:href="http://antiplagiat.rudn.ru/ReportSource.aspx?docId=rudn.431.1028120&amp;repNumb=1&amp;srcInd=13&amp;bn=-1#bn-1" office:target-frame-name="_blank" xlink:show="new" text:style-name="ListLabel_20_2" text:visited-style-name="ListLabel_20_2"><text:span text:style-name="T7">rsl01004867896.txt</text:span></text:a></text:p>
          </table:table-cell>
          <table:table-cell table:style-name="Table1.A1" office:value-type="string">
            <text:p text:style-name="P7"><text:a xlink:type="simple" xlink:href="http://dlib.rsl.ru/rsl01004000000/rsl01004867000/rsl01004867896/rsl01004867896.pdf" office:target-frame-name="_blank" xlink:show="new" text:style-name="ListLabel_20_2" text:visited-style-name="ListLabel_20_2"><text:span text:style-name="T7">http://dlib.rsl.ru/rsl01004000000/rsl01004867000/rsl01004867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24%</text:p>
          </table:table-cell>
          <table:table-cell table:style-name="Table1.A1" office:value-type="string">
            <text:p text:style-name="P18">0,24%</text:p>
          </table:table-cell>
          <table:table-cell table:style-name="Table1.A1" office:value-type="string">
            <text:p text:style-name="P5">Общепринятые клише (структура работы, описание эффекта мультипликации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4]</text:span><text:span text:style-name="T5"> </text:span><text:a xlink:type="simple" xlink:href="http://antiplagiat.rudn.ru/ReportSource.aspx?docId=rudn.431.1028120&amp;repNumb=1&amp;srcInd=14&amp;bn=-1#bn-1" office:target-frame-name="_blank" xlink:show="new" text:style-name="ListLabel_20_2" text:visited-style-name="ListLabel_20_2"><text:span text:style-name="T7">Об утверждении отчет...</text:span></text:a></text:p>
          </table:table-cell>
          <table:table-cell table:style-name="Table1.A1" office:value-type="string">
            <text:p text:style-name="P7"><text:a xlink:type="simple" xlink:href="http://levonevski.net/pravo/norm2013/num09/d09056.html#2" office:target-frame-name="_blank" xlink:show="new" text:style-name="ListLabel_20_2" text:visited-style-name="ListLabel_20_2"><text:span text:style-name="T7">http://levonevski.net/pravo/norm2013/num09/d09056.html#2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24%</text:p>
          </table:table-cell>
          <table:table-cell table:style-name="Table1.A1" office:value-type="string">
            <text:p text:style-name="P18">0,24%</text:p>
          </table:table-cell>
          <table:table-cell table:style-name="Table1.A1" office:value-type="string">
            <text:p text:style-name="P5">Общепринятые клише (обеспечение устойчивости белорусского рубля…)</text:p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5]</text:span><text:span text:style-name="T5"> </text:span><text:a xlink:type="simple" xlink:href="http://antiplagiat.rudn.ru/ReportSource.aspx?docId=rudn.431.1028120&amp;repNumb=1&amp;srcInd=15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7"><text:a xlink:type="simple" xlink:href="http://online.lexpro.ru/document/2023685" office:target-frame-name="_blank" xlink:show="new" text:style-name="ListLabel_20_2" text:visited-style-name="ListLabel_20_2"><text:span text:style-name="T7">http://online.lexpro.ru/document/2023685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,09%</text:p>
          </table:table-cell>
          <table:table-cell table:style-name="Table1.A1" office:value-type="string">
            <text:p text:style-name="P18">0,2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6]</text:span><text:span text:style-name="T5"> </text:span><text:a xlink:type="simple" xlink:href="http://antiplagiat.rudn.ru/ReportSource.aspx?docId=rudn.431.1028120&amp;repNumb=1&amp;srcInd=16&amp;bn=-1#bn-1" office:target-frame-name="_blank" xlink:show="new" text:style-name="ListLabel_20_2" text:visited-style-name="ListLabel_20_2"><text:span text:style-name="T7">смотреть PDF</text:span></text:a></text:p>
          </table:table-cell>
          <table:table-cell table:style-name="Table1.A1" office:value-type="string">
            <text:p text:style-name="P7"><text:a xlink:type="simple" xlink:href="http://rus.neicon.ru:8080/xmlui/bitstream/handle/123456789/7574/40_Ларцев.pdf?sequence=1" office:target-frame-name="_blank" xlink:show="new" text:style-name="ListLabel_20_2" text:visited-style-name="ListLabel_20_2"><text:span text:style-name="T7">http://rus.neicon.ru:8080/xmlui/bitstream/handle/123456789/7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18">0,23%</text:p>
          </table:table-cell>
          <table:table-cell table:style-name="Table1.A1" office:value-type="string">
            <text:p text:style-name="P5">Общепринятые клише (денежно-кредитная политика, опыт развитых стран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7]</text:span><text:span text:style-name="T5"> </text:span><text:a xlink:type="simple" xlink:href="http://antiplagiat.rudn.ru/ReportSource.aspx?docId=rudn.431.1028120&amp;repNumb=1&amp;srcInd=17&amp;bn=-1#bn-1" office:target-frame-name="_blank" xlink:show="new" text:style-name="ListLabel_20_2" text:visited-style-name="ListLabel_20_2"><text:span text:style-name="T7">МОДЕРНИЗАЦИЯ МЕТОДОВ...</text:span></text:a></text:p>
          </table:table-cell>
          <table:table-cell table:style-name="Table1.A1" office:value-type="string">
            <text:p text:style-name="P7"><text:a xlink:type="simple" xlink:href="http://elibrary.ru/item.asp?id=15138879" office:target-frame-name="_blank" xlink:show="new" text:style-name="ListLabel_20_2" text:visited-style-name="ListLabel_20_2"><text:span text:style-name="T7">http://elibrary.ru/item.asp?id=15138879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22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8]</text:span><text:span text:style-name="T5"> </text:span><text:a xlink:type="simple" xlink:href="http://antiplagiat.rudn.ru/ReportSource.aspx?docId=rudn.431.1028120&amp;repNumb=1&amp;srcInd=18&amp;bn=-1#bn-1" office:target-frame-name="_blank" xlink:show="new" text:style-name="ListLabel_20_2" text:visited-style-name="ListLabel_20_2"><text:span text:style-name="T7">Источник 18</text:span></text:a></text:p>
          </table:table-cell>
          <table:table-cell table:style-name="Table1.A1" office:value-type="string">
            <text:p text:style-name="P7"><text:a xlink:type="simple" xlink:href="http://uchebalegko.ru/v3597/?download=1" office:target-frame-name="_blank" xlink:show="new" text:style-name="ListLabel_20_2" text:visited-style-name="ListLabel_20_2"><text:span text:style-name="T7">http://uchebalegko.ru/v3597/?download=1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2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19]</text:span><text:span text:style-name="T5"> </text:span><text:a xlink:type="simple" xlink:href="http://antiplagiat.rudn.ru/ReportSource.aspx?docId=rudn.431.1028120&amp;repNumb=1&amp;srcInd=19&amp;bn=-1#bn-1" office:target-frame-name="_blank" xlink:show="new" text:style-name="ListLabel_20_2" text:visited-style-name="ListLabel_20_2"><text:span text:style-name="T7">Независимость центра...</text:span></text:a></text:p>
          </table:table-cell>
          <table:table-cell table:style-name="Table1.A1" office:value-type="string">
            <text:p text:style-name="P7"><text:a xlink:type="simple" xlink:href="http://elibrary.ru/item.asp?id=17765786" office:target-frame-name="_blank" xlink:show="new" text:style-name="ListLabel_20_2" text:visited-style-name="ListLabel_20_2"><text:span text:style-name="T7">http://elibrary.ru/item.asp?id=17765786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1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0]</text:span><text:span text:style-name="T5"> </text:span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Дипломная работа </text:span></text:a><text:soft-page-break/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на 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1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1]</text:span><text:span text:style-name="T5"> </text:span><text:a xlink:type="simple" xlink:href="http://antiplagiat.rudn.ru/ReportSource.aspx?docId=rudn.431.1028120&amp;repNumb=1&amp;srcInd=21&amp;bn=-1#bn-1" office:target-frame-name="_blank" xlink:show="new" text:style-name="ListLabel_20_2" text:visited-style-name="ListLabel_20_2"><text:span text:style-name="T7">rsl01004382258.txt</text:span></text:a></text:p>
          </table:table-cell>
          <table:table-cell table:style-name="Table1.A1" office:value-type="string">
            <text:p text:style-name="P7"><text:a xlink:type="simple" xlink:href="http://dlib.rsl.ru/rsl01004000000/rsl01004382000/rsl01004382258/rsl01004382258.pdf" office:target-frame-name="_blank" xlink:show="new" text:style-name="ListLabel_20_2" text:visited-style-name="ListLabel_20_2"><text:span text:style-name="T7">http://dlib.rsl.ru/rsl01004000000/rsl01004382000/rsl01004382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11%</text:p>
          </table:table-cell>
          <table:table-cell table:style-name="Table1.A1" office:value-type="string">
            <text:p text:style-name="P18">0,12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2]</text:span><text:span text:style-name="T5"> </text:span><text:a xlink:type="simple" xlink:href="http://antiplagiat.rudn.ru/ReportSource.aspx?docId=rudn.431.1028120&amp;repNumb=1&amp;srcInd=22&amp;bn=-1#bn-1" office:target-frame-name="_blank" xlink:show="new" text:style-name="ListLabel_20_2" text:visited-style-name="ListLabel_20_2"><text:span text:style-name="T7">2015_ИЭФ_ЭЭФ414_Соло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18">0,12%</text:p>
          </table:table-cell>
          <table:table-cell table:style-name="Table1.A1" office:value-type="string">
            <text:p text:style-name="P5">Аналитический отчет, оформлена сноска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3]</text:span><text:span text:style-name="T5"> </text:span><text:a xlink:type="simple" xlink:href="http://antiplagiat.rudn.ru/ReportSource.aspx?docId=rudn.431.1028120&amp;repNumb=1&amp;srcInd=23&amp;bn=-1#bn-1" office:target-frame-name="_blank" xlink:show="new" text:style-name="ListLabel_20_2" text:visited-style-name="ListLabel_20_2"><text:span text:style-name="T7">rsl01005085655.txt</text:span></text:a></text:p>
          </table:table-cell>
          <table:table-cell table:style-name="Table1.A1" office:value-type="string">
            <text:p text:style-name="P7"><text:a xlink:type="simple" xlink:href="http://dlib.rsl.ru/rsl01005000000/rsl01005085000/rsl01005085655/rsl01005085655.pdf" office:target-frame-name="_blank" xlink:show="new" text:style-name="ListLabel_20_2" text:visited-style-name="ListLabel_20_2"><text:span text:style-name="T7">http://dlib.rsl.ru/rsl01005000000/rsl01005085000/rsl01005085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7%</text:p>
          </table:table-cell>
          <table:table-cell table:style-name="Table1.A1" office:value-type="string">
            <text:p text:style-name="P18">0,11%</text:p>
          </table:table-cell>
          <table:table-cell table:style-name="Table1.A1" office:value-type="string">
            <text:p text:style-name="P5">Общепринятые клише (по кредитам «овернайт»)</text:p>
            <text:p text:style-name="P5">Статья Дробышевского С.М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4]</text:span><text:span text:style-name="T5"> </text:span><text:a xlink:type="simple" xlink:href="http://antiplagiat.rudn.ru/ReportSource.aspx?docId=rudn.431.1028120&amp;repNumb=1&amp;srcInd=24&amp;bn=-1#bn-1" office:target-frame-name="_blank" xlink:show="new" text:style-name="ListLabel_20_2" text:visited-style-name="ListLabel_20_2"><text:span text:style-name="T7">Диссертация (01.12.1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 (подходы к анализу правил денежно-кредитной политики…)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<text:span text:style-name="T4">[25]</text:span><text:span text:style-name="T5"> </text:span><text:a xlink:type="simple" xlink:href="http://antiplagiat.rudn.ru/ReportSource.aspx?docId=rudn.431.1028120&amp;repNumb=1&amp;srcInd=25&amp;bn=-1#bn-1" office:target-frame-name="_blank" xlink:show="new" text:style-name="ListLabel_20_2" text:visited-style-name="ListLabel_20_2"><text:span text:style-name="T7">attachments.zip/Павл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Название международной организации по надзору за финансовой стабильностью</text:p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6]</text:span><text:span text:style-name="T5"> </text:span><text:a xlink:type="simple" xlink:href="http://antiplagiat.rudn.ru/ReportSource.aspx?docId=rudn.431.1028120&amp;repNumb=1&amp;srcInd=26&amp;bn=-1#bn-1" office:target-frame-name="_blank" xlink:show="new" text:style-name="ListLabel_20_2" text:visited-style-name="ListLabel_20_2"><text:span text:style-name="T7">rsl01003539522.txt</text:span></text:a></text:p>
          </table:table-cell>
          <table:table-cell table:style-name="Table1.A1" office:value-type="string">
            <text:p text:style-name="P7"><text:a xlink:type="simple" xlink:href="http://dlib.rsl.ru/rsl01003000000/rsl01003539000/rsl01003539522/rsl01003539522.pdf" office:target-frame-name="_blank" xlink:show="new" text:style-name="ListLabel_20_2" text:visited-style-name="ListLabel_20_2"><text:span text:style-name="T7">http://dlib.rsl.ru/rsl01003000000/rsl01003539000/rsl01003539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7]</text:span><text:span text:style-name="T5"> </text:span><text:a xlink:type="simple" xlink:href="http://antiplagiat.rudn.ru/ReportSource.aspx?docId=rudn.431.1028120&amp;repNumb=1&amp;srcInd=27&amp;bn=-1#bn-1" office:target-frame-name="_blank" xlink:show="new" text:style-name="ListLabel_20_2" text:visited-style-name="ListLabel_20_2"><text:span text:style-name="T7">rsl01005404680.txt</text:span></text:a></text:p>
          </table:table-cell>
          <table:table-cell table:style-name="Table1.A1" office:value-type="string">
            <text:p text:style-name="P7"><text:a xlink:type="simple" xlink:href="http://dlib.rsl.ru/rsl01005000000/rsl01005404000/rsl01005404680/rsl01005404680.pdf" office:target-frame-name="_blank" xlink:show="new" text:style-name="ListLabel_20_2" text:visited-style-name="ListLabel_20_2"><text:span text:style-name="T7">http://dlib.rsl.ru/rsl01005000000/rsl01005404000/rsl01005404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 (при разработке и реализации денежно-кредитной политики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8]</text:span><text:span text:style-name="T5"> </text:span><text:a xlink:type="simple" xlink:href="http://antiplagiat.rudn.ru/ReportSource.aspx?docId=rudn.431.1028120&amp;repNumb=1&amp;srcInd=28&amp;bn=-1#bn-1" office:target-frame-name="_blank" xlink:show="new" text:style-name="ListLabel_20_2" text:visited-style-name="ListLabel_20_2"><text:span text:style-name="T7">Хазова Н.А.Ф41.doc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29]</text:span><text:span text:style-name="T5"> </text:span><text:a xlink:type="simple" xlink:href="http://antiplagiat.rudn.ru/ReportSource.aspx?docId=rudn.431.1028120&amp;repNumb=1&amp;srcInd=29&amp;bn=-1#bn-1" office:target-frame-name="_blank" xlink:show="new" text:style-name="ListLabel_20_2" text:visited-style-name="ListLabel_20_2"><text:span text:style-name="T7">Деньги. Кредит. Банк...</text:span></text:a></text:p>
          </table:table-cell>
          <table:table-cell table:style-name="Table1.A1" office:value-type="string">
            <text:p text:style-name="P7"><text:a xlink:type="simple" xlink:href="http://elibrary.ru/item.asp?id=24253587" office:target-frame-name="_blank" xlink:show="new" text:style-name="ListLabel_20_2" text:visited-style-name="ListLabel_20_2"><text:span text:style-name="T7">http://elibrary.ru/item.asp?id=24253587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0]</text:span><text:span text:style-name="T5"> </text:span><text:a xlink:type="simple" xlink:href="http://antiplagiat.rudn.ru/ReportSource.aspx?docId=rudn.431.1028120&amp;repNumb=1&amp;srcInd=30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7"><text:a xlink:type="simple" xlink:href="http://gendocs.ru/v13694/?download=1" office:target-frame-name="_blank" xlink:show="new" text:style-name="ListLabel_20_2" text:visited-style-name="ListLabel_20_2"><text:span text:style-name="T7">http://gendocs.ru/v13694/?download=1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1]</text:span><text:span text:style-name="T5"> </text:span><text:a xlink:type="simple" xlink:href="http://antiplagiat.rudn.ru/ReportSource.aspx?docId=rudn.431.1028120&amp;repNumb=1&amp;srcInd=31&amp;bn=-1#bn-1" office:target-frame-name="_blank" xlink:show="new" text:style-name="ListLabel_20_2" text:visited-style-name="ListLabel_20_2"><text:span text:style-name="T7">rsl01002816140.txt</text:span></text:a></text:p>
          </table:table-cell>
          <table:table-cell table:style-name="Table1.A1" office:value-type="string">
            <text:p text:style-name="P7"><text:a xlink:type="simple" xlink:href="http://dlib.rsl.ru/rsl01002000000/rsl01002816000/rsl01002816140/rsl01002816140.pdf" office:target-frame-name="_blank" xlink:show="new" text:style-name="ListLabel_20_2" text:visited-style-name="ListLabel_20_2"><text:span text:style-name="T7">http://dlib.rsl.ru/rsl01002000000/rsl01002816000/rsl01002816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1%</text:p>
          </table:table-cell>
          <table:table-cell table:style-name="Table1.A1" office:value-type="string">
            <text:p text:style-name="P5">Общепринятые клише (по степени независимости центральных банков…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2]</text:span><text:span text:style-name="T5"> </text:span><text:a xlink:type="simple" xlink:href="http://antiplagiat.rudn.ru/ReportSource.aspx?docId=rudn.431.1028120&amp;repNumb=1&amp;srcInd=32&amp;bn=-1#bn-1" office:target-frame-name="_blank" xlink:show="new" text:style-name="ListLabel_20_2" text:visited-style-name="ListLabel_20_2"><text:span text:style-name="T7">rsl01007508270.txt</text:span></text:a></text:p>
          </table:table-cell>
          <table:table-cell table:style-name="Table1.A1" office:value-type="string">
            <text:p text:style-name="P7"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http://dlib.rsl.ru/rsl01007000000/</text:span></text:a><text:soft-page-break/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rsl01007508000/rsl01007508...</text:span></text:a></text:p>
          </table:table-cell>
          <table:table-cell table:style-name="Table1.A1" office:value-type="string">
            <text:p text:style-name="P4">РГБ, <text:soft-page-break/>диссертации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9%</text:p>
          </table:table-cell>
          <table:table-cell table:style-name="Table1.A1" office:value-type="string">
            <text:p text:style-name="P5">Общепринятые клише (описание <text:soft-page-break/>сути теории М.Фридмана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3]</text:span><text:span text:style-name="T5"> </text:span><text:a xlink:type="simple" xlink:href="http://antiplagiat.rudn.ru/ReportSource.aspx?docId=rudn.431.1028120&amp;repNumb=1&amp;srcInd=33&amp;bn=-1#bn-1" office:target-frame-name="_blank" xlink:show="new" text:style-name="ListLabel_20_2" text:visited-style-name="ListLabel_20_2"><text:span text:style-name="T7">rsl01005090631.txt</text:span></text:a></text:p>
          </table:table-cell>
          <table:table-cell table:style-name="Table1.A1" office:value-type="string">
            <text:p text:style-name="P7"><text:a xlink:type="simple" xlink:href="http://dlib.rsl.ru/rsl01005000000/rsl01005090000/rsl01005090631/rsl01005090631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18">0,09%</text:p>
          </table:table-cell>
          <table:table-cell table:style-name="Table1.A1" office:value-type="string">
            <text:p text:style-name="P5">Общепринятые клише (название Банка России… ставка по кредитам нефинансовым организациям…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4]</text:span><text:span text:style-name="T5"> </text:span><text:a xlink:type="simple" xlink:href="http://antiplagiat.rudn.ru/ReportSource.aspx?docId=rudn.431.1028120&amp;repNumb=1&amp;srcInd=34&amp;bn=-1#bn-1" office:target-frame-name="_blank" xlink:show="new" text:style-name="ListLabel_20_2" text:visited-style-name="ListLabel_20_2"><text:span text:style-name="T7">Сравнительный анализ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РУДН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09%</text:p>
          </table:table-cell>
          <table:table-cell table:style-name="Table1.A1" office:value-type="string">
            <text:p text:style-name="P5">Общепринятые клише (политика государства, направленная на регулирование денег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5]</text:span><text:span text:style-name="T5"> </text:span><text:a xlink:type="simple" xlink:href="http://antiplagiat.rudn.ru/ReportSource.aspx?docId=rudn.431.1028120&amp;repNumb=1&amp;srcInd=35&amp;bn=-1#bn-1" office:target-frame-name="_blank" xlink:show="new" text:style-name="ListLabel_20_2" text:visited-style-name="ListLabel_20_2"><text:span text:style-name="T7">Юнкевич Иван Владими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  <text:p text:style-name="P5">Общепринятые клише (норматив обязательного резервирования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6]</text:span><text:span text:style-name="T5"> </text:span><text:a xlink:type="simple" xlink:href="http://antiplagiat.rudn.ru/ReportSource.aspx?docId=rudn.431.1028120&amp;repNumb=1&amp;srcInd=36&amp;bn=-1#bn-1" office:target-frame-name="_blank" xlink:show="new" text:style-name="ListLabel_20_2" text:visited-style-name="ListLabel_20_2"><text:span text:style-name="T7">rsl01004904805.txt</text:span></text:a></text:p>
          </table:table-cell>
          <table:table-cell table:style-name="Table1.A1" office:value-type="string">
            <text:p text:style-name="P7"><text:a xlink:type="simple" xlink:href="http://dlib.rsl.ru/rsl01004000000/rsl01004904000/rsl01004904805/rsl01004904805.pdf" office:target-frame-name="_blank" xlink:show="new" text:style-name="ListLabel_20_2" text:visited-style-name="ListLabel_20_2"><text:span text:style-name="T7">http://dlib.rsl.ru/rsl01004000000/rsl01004904000/rsl01004904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7]</text:span><text:span text:style-name="T5"> </text:span><text:a xlink:type="simple" xlink:href="http://antiplagiat.rudn.ru/ReportSource.aspx?docId=rudn.431.1028120&amp;repNumb=1&amp;srcInd=37&amp;bn=-1#bn-1" office:target-frame-name="_blank" xlink:show="new" text:style-name="ListLabel_20_2" text:visited-style-name="ListLabel_20_2"><text:span text:style-name="T7">Анализ мер и результ...</text:span></text:a></text:p>
          </table:table-cell>
          <table:table-cell table:style-name="Table1.A1" office:value-type="string">
            <text:p text:style-name="P7"><text:a xlink:type="simple" xlink:href="http://elibrary.ru/item.asp?id=22452843" office:target-frame-name="_blank" xlink:show="new" text:style-name="ListLabel_20_2" text:visited-style-name="ListLabel_20_2"><text:span text:style-name="T7">http://elibrary.ru/item.asp?id=22452843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5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8]</text:span><text:span text:style-name="T5"> </text:span><text:a xlink:type="simple" xlink:href="http://antiplagiat.rudn.ru/ReportSource.aspx?docId=rudn.431.1028120&amp;repNumb=1&amp;srcInd=38&amp;bn=-1#bn-1" office:target-frame-name="_blank" xlink:show="new" text:style-name="ListLabel_20_2" text:visited-style-name="ListLabel_20_2"><text:span text:style-name="T7">rsl01003302312.txt</text:span></text:a></text:p>
          </table:table-cell>
          <table:table-cell table:style-name="Table1.A1" office:value-type="string">
            <text:p text:style-name="P7"><text:a xlink:type="simple" xlink:href="http://dlib.rsl.ru/rsl01003000000/rsl01003302000/rsl01003302312/rsl01003302312.pdf" office:target-frame-name="_blank" xlink:show="new" text:style-name="ListLabel_20_2" text:visited-style-name="ListLabel_20_2"><text:span text:style-name="T7">http://dlib.rsl.ru/rsl01003000000/rsl01003302000/rsl01003302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8%</text:p>
          </table:table-cell>
          <table:table-cell table:style-name="Table1.A1" office:value-type="string">
            <text:p text:style-name="P5">Общепринятые клише (расширение денежной массы может повысить уровень цен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39]</text:span><text:span text:style-name="T5"> </text:span><text:a xlink:type="simple" xlink:href="http://antiplagiat.rudn.ru/ReportSource.aspx?docId=rudn.431.1028120&amp;repNumb=1&amp;srcInd=39&amp;bn=-1#bn-1" office:target-frame-name="_blank" xlink:show="new" text:style-name="ListLabel_20_2" text:visited-style-name="ListLabel_20_2"><text:span text:style-name="T7">Бимолданова Гульмира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7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0]</text:span><text:span text:style-name="T5"> </text:span><text:a xlink:type="simple" xlink:href="http://antiplagiat.rudn.ru/ReportSource.aspx?docId=rudn.431.1028120&amp;repNumb=1&amp;srcInd=40&amp;bn=-1#bn-1" office:target-frame-name="_blank" xlink:show="new" text:style-name="ListLabel_20_2" text:visited-style-name="ListLabel_20_2"><text:span text:style-name="T7">Годовой отчет Банка ...</text:span></text:a></text:p>
          </table:table-cell>
          <table:table-cell table:style-name="Table1.A1" office:value-type="string">
            <text:p text:style-name="P7"><text:a xlink:type="simple" xlink:href="http://www.cbr.ru:80/publ/God/ar_2011.pdf" office:target-frame-name="_blank" xlink:show="new" text:style-name="ListLabel_20_2" text:visited-style-name="ListLabel_20_2"><text:span text:style-name="T7">http://www.cbr.ru:80/publ/God/ar_2011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7%</text:p>
          </table:table-cell>
          <table:table-cell table:style-name="Table1.A1" office:value-type="string">
            <text:p text:style-name="P5">Данные отчета ЦБР (указан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1]</text:span><text:span text:style-name="T5"> </text:span><text:a xlink:type="simple" xlink:href="http://antiplagiat.rudn.ru/ReportSource.aspx?docId=rudn.431.1028120&amp;repNumb=1&amp;srcInd=41&amp;bn=-1#bn-1" office:target-frame-name="_blank" xlink:show="new" text:style-name="ListLabel_20_2" text:visited-style-name="ListLabel_20_2"><text:span text:style-name="T7">rsl01004075650.txt</text:span></text:a></text:p>
          </table:table-cell>
          <table:table-cell table:style-name="Table1.A1" office:value-type="string">
            <text:p text:style-name="P7"><text:a xlink:type="simple" xlink:href="http://dlib.rsl.ru/rsl01004000000/rsl01004075000/rsl01004075650/rsl01004075650.pdf" office:target-frame-name="_blank" xlink:show="new" text:style-name="ListLabel_20_2" text:visited-style-name="ListLabel_20_2"><text:span text:style-name="T7">http://dlib.rsl.ru/rsl01004000000/rsl01004075000/rsl01004075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7%</text:p>
          </table:table-cell>
          <table:table-cell table:style-name="Table1.A1" office:value-type="string">
            <text:p text:style-name="P5">Общепринятые клише (расширение денежной массы может повысить уровень цен)</text:p>
            <text:p text:style-name="P8"><text:span text:style-name="T6">Статья Дж. де Броуер и Дж. О’Риган</text:span><text:span text:style-name="T5">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2]</text:span><text:span text:style-name="T5"> </text:span><text:a xlink:type="simple" xlink:href="http://antiplagiat.rudn.ru/ReportSource.aspx?docId=rudn.431.1028120&amp;repNumb=1&amp;srcInd=42&amp;bn=-1#bn-1" office:target-frame-name="_blank" xlink:show="new" text:style-name="ListLabel_20_2" text:visited-style-name="ListLabel_20_2"><text:span text:style-name="T7">Источник 42</text:span></text:a></text:p>
          </table:table-cell>
          <table:table-cell table:style-name="Table1.A1" office:value-type="string">
            <text:p text:style-name="P7"><text:a xlink:type="simple" xlink:href="http://www.iep.ru/files/text/trends/2007/2007.pdf" office:target-frame-name="_blank" xlink:show="new" text:style-name="ListLabel_20_2" text:visited-style-name="ListLabel_20_2"><text:span text:style-name="T7">http://www.iep.ru/files/text/trends/2007/2007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07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3]</text:span><text:span text:style-name="T5"> </text:span><text:a xlink:type="simple" xlink:href="http://antiplagiat.rudn.ru/ReportSource.aspx?docId=rudn.431.1028120&amp;repNumb=1&amp;srcInd=43&amp;bn=-1#bn-1" office:target-frame-name="_blank" xlink:show="new" text:style-name="ListLabel_20_2" text:visited-style-name="ListLabel_20_2"><text:span text:style-name="T7">rsl01005094375.txt</text:span></text:a></text:p>
          </table:table-cell>
          <table:table-cell table:style-name="Table1.A1" office:value-type="string">
            <text:p text:style-name="P7"><text:a xlink:type="simple" xlink:href="http://dlib.rsl.ru/rsl01005000000/rsl01005094000/rsl01005094375/rsl01005094375.pdf" office:target-frame-name="_blank" xlink:show="new" text:style-name="ListLabel_20_2" text:visited-style-name="ListLabel_20_2"><text:span text:style-name="T7">http://dlib.rsl.ru/rsl01005000000/rsl01005094000/rsl01005094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6%</text:p>
          </table:table-cell>
          <table:table-cell table:style-name="Table1.A1" office:value-type="string">
            <text:p text:style-name="P5">Общепринятые клише (описание формулы монетарной теории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4]</text:span><text:span text:style-name="T5"> </text:span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7">ПРАВИЛА ДЕНЕЖНО-КРЕД...</text:span></text:a></text:p>
          </table:table-cell>
          <table:table-cell table:style-name="Table1.A1" office:value-type="string">
            <text:p text:style-name="P7"><text:a xlink:type="simple" xlink:href="http://elibrary.ru/item.asp?id=9612289" office:target-frame-name="_blank" xlink:show="new" text:style-name="ListLabel_20_2" text:visited-style-name="ListLabel_20_2"><text:span text:style-name="T7">http://elibrary.ru/item.asp?id=9612289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06%</text:p>
          </table:table-cell>
          <table:table-cell table:style-name="Table1.A1" office:value-type="string">
            <text:p text:style-name="P8"><text:span text:style-name="T6">Статья М.Фридмана</text:span><text:span text:style-name="T5">, имеется в списке литературы, текст оформлен </text:span><text:soft-page-break/><text:span text:style-name="T5">кавычками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5]</text:span><text:span text:style-name="T5"> </text:span><text:a xlink:type="simple" xlink:href="http://antiplagiat.rudn.ru/ReportSource.aspx?docId=rudn.431.1028120&amp;repNumb=1&amp;srcInd=45&amp;bn=-1#bn-1" office:target-frame-name="_blank" xlink:show="new" text:style-name="ListLabel_20_2" text:visited-style-name="ListLabel_20_2"><text:span text:style-name="T7">rsl01004301614.txt</text:span></text:a></text:p>
          </table:table-cell>
          <table:table-cell table:style-name="Table1.A1" office:value-type="string">
            <text:p text:style-name="P7"><text:a xlink:type="simple" xlink:href="http://dlib.rsl.ru/rsl01004000000/rsl01004301000/rsl01004301614/rsl01004301614.pdf" office:target-frame-name="_blank" xlink:show="new" text:style-name="ListLabel_20_2" text:visited-style-name="ListLabel_20_2"><text:span text:style-name="T7">http://dlib.rsl.ru/rsl01004000000/rsl01004301000/rsl01004301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6%</text:p>
          </table:table-cell>
          <table:table-cell table:style-name="Table1.A1" office:value-type="string">
            <text:p text:style-name="P5">Общепринятые клише (финансовой системы РФ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6]</text:span><text:span text:style-name="T5"> </text:span><text:a xlink:type="simple" xlink:href="http://antiplagiat.rudn.ru/ReportSource.aspx?docId=rudn.431.1028120&amp;repNumb=1&amp;srcInd=46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7"><text:a xlink:type="simple" xlink:href="http://elibrary.ru/item.asp?id=23951004" office:target-frame-name="_blank" xlink:show="new" text:style-name="ListLabel_20_2" text:visited-style-name="ListLabel_20_2"><text:span text:style-name="T7">http://elibrary.ru/item.asp?id=23951004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6%</text:p>
          </table:table-cell>
          <table:table-cell table:style-name="Table1.A1" office:value-type="string">
            <text:p text:style-name="P8"><text:span text:style-name="T5">Общепринятые клише (</text:span><text:a xlink:type="simple" xlink:href="javascript://" office:target-frame-name="Цитируемость: 100%" xlink:show="replace" text:style-name="ListLabel_20_3" text:visited-style-name="ListLabel_20_3"><text:span text:style-name="T8">операционного интервала допустимых значений </text:span></text:a><text:a xlink:type="simple" xlink:href="javascript://" office:target-frame-name="Цитируемость: 100%" xlink:show="replace" text:style-name="ListLabel_20_3" text:visited-style-name="ListLabel_20_3"><text:span text:style-name="T8">стоимости бивалютной корзины</text:span></text:a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7]</text:span><text:span text:style-name="T5"> </text:span><text:a xlink:type="simple" xlink:href="http://antiplagiat.rudn.ru/ReportSource.aspx?docId=rudn.431.1028120&amp;repNumb=1&amp;srcInd=47&amp;bn=-1#bn-1" office:target-frame-name="_blank" xlink:show="new" text:style-name="ListLabel_20_2" text:visited-style-name="ListLabel_20_2"><text:span text:style-name="T7">rsl01003416394.txt</text:span></text:a></text:p>
          </table:table-cell>
          <table:table-cell table:style-name="Table1.A1" office:value-type="string">
            <text:p text:style-name="P7"><text:a xlink:type="simple" xlink:href="http://dlib.rsl.ru/rsl01003000000/rsl01003416000/rsl01003416394/rsl01003416394.pdf" office:target-frame-name="_blank" xlink:show="new" text:style-name="ListLabel_20_2" text:visited-style-name="ListLabel_20_2"><text:span text:style-name="T7">http://dlib.rsl.ru/rsl01003000000/rsl01003416000/rsl01003416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8]</text:span><text:span text:style-name="T5"> </text:span><text:a xlink:type="simple" xlink:href="http://antiplagiat.rudn.ru/ReportSource.aspx?docId=rudn.431.1028120&amp;repNumb=1&amp;srcInd=48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7"><text:a xlink:type="simple" xlink:href="http://online.lexpro.ru/document/108781" office:target-frame-name="_blank" xlink:show="new" text:style-name="ListLabel_20_2" text:visited-style-name="ListLabel_20_2"><text:span text:style-name="T7">http://online.lexpro.ru/document/108781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49]</text:span><text:span text:style-name="T5"> </text:span><text:a xlink:type="simple" xlink:href="http://antiplagiat.rudn.ru/ReportSource.aspx?docId=rudn.431.1028120&amp;repNumb=1&amp;srcInd=49&amp;bn=-1#bn-1" office:target-frame-name="_blank" xlink:show="new" text:style-name="ListLabel_20_2" text:visited-style-name="ListLabel_20_2"><text:span text:style-name="T7">О ПРОЕКТЕ РЕШЕНИЯ СО...</text:span></text:a></text:p>
          </table:table-cell>
          <table:table-cell table:style-name="Table1.A1" office:value-type="string">
            <text:p text:style-name="P7"><text:a xlink:type="simple" xlink:href="http://online.lexpro.ru/document/23761049" office:target-frame-name="_blank" xlink:show="new" text:style-name="ListLabel_20_2" text:visited-style-name="ListLabel_20_2"><text:span text:style-name="T7">http://online.lexpro.ru/document/23761049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0]</text:span><text:span text:style-name="T5"> </text:span><text:a xlink:type="simple" xlink:href="http://antiplagiat.rudn.ru/ReportSource.aspx?docId=rudn.431.1028120&amp;repNumb=1&amp;srcInd=50&amp;bn=-1#bn-1" office:target-frame-name="_blank" xlink:show="new" text:style-name="ListLabel_20_2" text:visited-style-name="ListLabel_20_2"><text:span text:style-name="T7">Трансмиссионный меха...</text:span></text:a></text:p>
          </table:table-cell>
          <table:table-cell table:style-name="Table1.A1" office:value-type="string">
            <text:p text:style-name="P7"><text:a xlink:type="simple" xlink:href="http://elibrary.ru/item.asp?id=15193312" office:target-frame-name="_blank" xlink:show="new" text:style-name="ListLabel_20_2" text:visited-style-name="ListLabel_20_2"><text:span text:style-name="T7">http://elibrary.ru/item.asp?id=15193312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Научная статья Кондратова Д.И. имеется в списке литературы, текст оформлен в кавычках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1]</text:span><text:span text:style-name="T5"> </text:span><text:a xlink:type="simple" xlink:href="http://antiplagiat.rudn.ru/ReportSource.aspx?docId=rudn.431.1028120&amp;repNumb=1&amp;srcInd=51&amp;bn=-1#bn-1" office:target-frame-name="_blank" xlink:show="new" text:style-name="ListLabel_20_2" text:visited-style-name="ListLabel_20_2"><text:span text:style-name="T7">С банковской системо...</text:span></text:a></text:p>
          </table:table-cell>
          <table:table-cell table:style-name="Table1.A1" office:value-type="string">
            <text:p text:style-name="P7"><text:a xlink:type="simple" xlink:href="http://elibrary.ru/item.asp?id=10339917" office:target-frame-name="_blank" xlink:show="new" text:style-name="ListLabel_20_2" text:visited-style-name="ListLabel_20_2"><text:span text:style-name="T7">http://elibrary.ru/item.asp?id=10339917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2]</text:span><text:span text:style-name="T5"> </text:span><text:a xlink:type="simple" xlink:href="http://antiplagiat.rudn.ru/ReportSource.aspx?docId=rudn.431.1028120&amp;repNumb=1&amp;srcInd=52&amp;bn=-1#bn-1" office:target-frame-name="_blank" xlink:show="new" text:style-name="ListLabel_20_2" text:visited-style-name="ListLabel_20_2"><text:span text:style-name="T7">rsl01003010676.txt</text:span></text:a></text:p>
          </table:table-cell>
          <table:table-cell table:style-name="Table1.A1" office:value-type="string">
            <text:p text:style-name="P7"><text:a xlink:type="simple" xlink:href="http://dlib.rsl.ru/rsl01003000000/rsl01003010000/rsl01003010676/rsl01003010676.pdf" office:target-frame-name="_blank" xlink:show="new" text:style-name="ListLabel_20_2" text:visited-style-name="ListLabel_20_2"><text:span text:style-name="T7">http://dlib.rsl.ru/rsl01003000000/rsl01003010000/rsl01003010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18">0,05%</text:p>
          </table:table-cell>
          <table:table-cell table:style-name="Table1.A1" office:value-type="string">
            <text:p text:style-name="P5">Общепринятые клише (Источник: Составлено автором на основе годовых отчетов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3]</text:span><text:span text:style-name="T5"> </text:span><text:a xlink:type="simple" xlink:href="http://antiplagiat.rudn.ru/ReportSource.aspx?docId=rudn.431.1028120&amp;repNumb=1&amp;srcInd=53&amp;bn=-1#bn-1" office:target-frame-name="_blank" xlink:show="new" text:style-name="ListLabel_20_2" text:visited-style-name="ListLabel_20_2"><text:span text:style-name="T7">rsl01005090979.txt</text:span></text:a></text:p>
          </table:table-cell>
          <table:table-cell table:style-name="Table1.A1" office:value-type="string">
            <text:p text:style-name="P7"><text:a xlink:type="simple" xlink:href="http://dlib.rsl.ru/rsl01005000000/rsl01005090000/rsl01005090979/rsl01005090979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4]</text:span><text:span text:style-name="T5"> </text:span><text:a xlink:type="simple" xlink:href="http://antiplagiat.rudn.ru/ReportSource.aspx?docId=rudn.431.1028120&amp;repNumb=1&amp;srcInd=54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7"><text:a xlink:type="simple" xlink:href="http://elibrary.ru/item.asp?id=17108645" office:target-frame-name="_blank" xlink:show="new" text:style-name="ListLabel_20_2" text:visited-style-name="ListLabel_20_2"><text:span text:style-name="T7">http://elibrary.ru/item.asp?id=17108645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 (по рублевым кредитам на срок до 1 года)</text:p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5]</text:span><text:span text:style-name="T5"> </text:span><text:a xlink:type="simple" xlink:href="http://antiplagiat.rudn.ru/ReportSource.aspx?docId=rudn.431.1028120&amp;repNumb=1&amp;srcInd=55&amp;bn=-1#bn-1" office:target-frame-name="_blank" xlink:show="new" text:style-name="ListLabel_20_2" text:visited-style-name="ListLabel_20_2"><text:span text:style-name="T7">12-Деньги, кредит, б...</text:span></text:a></text:p>
          </table:table-cell>
          <table:table-cell table:style-name="Table1.A1" office:value-type="string">
            <text:p text:style-name="P7"><text:a xlink:type="simple" xlink:href="http://lib.rfei.ru/system/12/12-Деньги,%20кредит,%20банки%20%28основной%20учебник%29.pdf" office:target-frame-name="_blank" xlink:show="new" text:style-name="ListLabel_20_2" text:visited-style-name="ListLabel_20_2"><text:span text:style-name="T7">http://lib.rfei.ru/system/12/12-%D0%94%D0%B5%D0%BD%D1%8C%D0%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6]</text:span><text:span text:style-name="T5"> </text:span><text:a xlink:type="simple" xlink:href="http://antiplagiat.rudn.ru/ReportSource.aspx?docId=rudn.431.1028120&amp;repNumb=1&amp;srcInd=56&amp;bn=-1#bn-1" office:target-frame-name="_blank" xlink:show="new" text:style-name="ListLabel_20_2" text:visited-style-name="ListLabel_20_2"><text:span text:style-name="T7">Источник 56</text:span></text:a></text:p>
          </table:table-cell>
          <table:table-cell table:style-name="Table1.A1" office:value-type="string">
            <text:p text:style-name="P7"><text:a xlink:type="simple" xlink:href="http://www.hse.ru/data/2012/03/11/1266381125/Макроэкономика.%20Учебник%20для%20бакалавров.pdf" office:target-frame-name="_blank" xlink:show="new" text:style-name="ListLabel_20_2" text:visited-style-name="ListLabel_20_2"><text:span text:style-name="T7">http://www.hse.ru/data/2012/03/11/1266381125/%D0%9C%D0%B0%D0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ext:soft-page-break/>
        <table:table-row table:style-name="Table1.1">
          <table:table-cell table:style-name="Table1.A1" office:value-type="string">
            <text:p text:style-name="P7"><text:span text:style-name="T4">[57]</text:span><text:span text:style-name="T5"> </text:span><text:a xlink:type="simple" xlink:href="http://antiplagiat.rudn.ru/ReportSource.aspx?docId=rudn.431.1028120&amp;repNumb=1&amp;srcInd=57&amp;bn=-1#bn-1" office:target-frame-name="_blank" xlink:show="new" text:style-name="ListLabel_20_2" text:visited-style-name="ListLabel_20_2"><text:span text:style-name="T7">rsl01002739634.txt</text:span></text:a></text:p>
          </table:table-cell>
          <table:table-cell table:style-name="Table1.A1" office:value-type="string">
            <text:p text:style-name="P7"><text:a xlink:type="simple" xlink:href="http://dlib.rsl.ru/rsl01002000000/rsl01002739000/rsl01002739634/rsl01002739634.pdf" office:target-frame-name="_blank" xlink:show="new" text:style-name="ListLabel_20_2" text:visited-style-name="ListLabel_20_2"><text:span text:style-name="T7">http://dlib.rsl.ru/rsl01002000000/rsl01002739000/rsl01002739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8]</text:span><text:span text:style-name="T5"> </text:span><text:a xlink:type="simple" xlink:href="http://antiplagiat.rudn.ru/ReportSource.aspx?docId=rudn.431.1028120&amp;repNumb=1&amp;srcInd=58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7"><text:a xlink:type="simple" xlink:href="http://elibrary.ru/item.asp?id=23842176" office:target-frame-name="_blank" xlink:show="new" text:style-name="ListLabel_20_2" text:visited-style-name="ListLabel_20_2"><text:span text:style-name="T7">http://elibrary.ru/item.asp?id=23842176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59]</text:span><text:span text:style-name="T5"> </text:span><text:a xlink:type="simple" xlink:href="http://antiplagiat.rudn.ru/ReportSource.aspx?docId=rudn.431.1028120&amp;repNumb=1&amp;srcInd=59&amp;bn=-1#bn-1" office:target-frame-name="_blank" xlink:show="new" text:style-name="ListLabel_20_2" text:visited-style-name="ListLabel_20_2"><text:span text:style-name="T7">Читать далее</text:span></text:a></text:p>
          </table:table-cell>
          <table:table-cell table:style-name="Table1.A1" office:value-type="string">
            <text:p text:style-name="P7"><text:a xlink:type="simple" xlink:href="http://www.intelros.ru/pdf/doklad_kir.pdf" office:target-frame-name="_blank" xlink:show="new" text:style-name="ListLabel_20_2" text:visited-style-name="ListLabel_20_2"><text:span text:style-name="T7">http://www.intelros.ru/pdf/doklad_kir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0]</text:span><text:span text:style-name="T5"> </text:span><text:a xlink:type="simple" xlink:href="http://antiplagiat.rudn.ru/ReportSource.aspx?docId=rudn.431.1028120&amp;repNumb=1&amp;srcInd=60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7"><text:a xlink:type="simple" xlink:href="http://elibrary.ru/item.asp?id=12448229" office:target-frame-name="_blank" xlink:show="new" text:style-name="ListLabel_20_2" text:visited-style-name="ListLabel_20_2"><text:span text:style-name="T7">http://elibrary.ru/item.asp?id=12448229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4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1]</text:span><text:span text:style-name="T5"> </text:span><text:a xlink:type="simple" xlink:href="http://antiplagiat.rudn.ru/ReportSource.aspx?docId=rudn.431.1028120&amp;repNumb=1&amp;srcInd=61&amp;bn=-1#bn-1" office:target-frame-name="_blank" xlink:show="new" text:style-name="ListLabel_20_2" text:visited-style-name="ListLabel_20_2"><text:span text:style-name="T7">Источник 61</text:span></text:a></text:p>
          </table:table-cell>
          <table:table-cell table:style-name="Table1.A1" office:value-type="string">
            <text:p text:style-name="P7"><text:a xlink:type="simple" xlink:href="http://www.iep.ru/files/text/trends/2011/book.pdf" office:target-frame-name="_blank" xlink:show="new" text:style-name="ListLabel_20_2" text:visited-style-name="ListLabel_20_2"><text:span text:style-name="T7">http://www.iep.ru/files/text/trends/2011/book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2]</text:span><text:span text:style-name="T5"> </text:span><text:a xlink:type="simple" xlink:href="http://antiplagiat.rudn.ru/ReportSource.aspx?docId=rudn.431.1028120&amp;repNumb=1&amp;srcInd=62&amp;bn=-1#bn-1" office:target-frame-name="_blank" xlink:show="new" text:style-name="ListLabel_20_2" text:visited-style-name="ListLabel_20_2"><text:span text:style-name="T7">Валерий Алексеевич Б...</text:span></text:a></text:p>
          </table:table-cell>
          <table:table-cell table:style-name="Table1.A1" office:value-type="string">
            <text:p text:style-name="P7"><text:a xlink:type="simple" xlink:href="http://elibrary.ru/item.asp?id=24647197" office:target-frame-name="_blank" xlink:show="new" text:style-name="ListLabel_20_2" text:visited-style-name="ListLabel_20_2"><text:span text:style-name="T7">http://elibrary.ru/item.asp?id=24647197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3]</text:span><text:span text:style-name="T5"> </text:span><text:a xlink:type="simple" xlink:href="http://antiplagiat.rudn.ru/ReportSource.aspx?docId=rudn.431.1028120&amp;repNumb=1&amp;srcInd=63&amp;bn=-1#bn-1" office:target-frame-name="_blank" xlink:show="new" text:style-name="ListLabel_20_2" text:visited-style-name="ListLabel_20_2"><text:span text:style-name="T7">rsl01004665932.txt</text:span></text:a></text:p>
          </table:table-cell>
          <table:table-cell table:style-name="Table1.A1" office:value-type="string">
            <text:p text:style-name="P7"><text:a xlink:type="simple" xlink:href="http://dlib.rsl.ru/rsl01004000000/rsl01004665000/rsl01004665932/rsl01004665932.pdf" office:target-frame-name="_blank" xlink:show="new" text:style-name="ListLabel_20_2" text:visited-style-name="ListLabel_20_2"><text:span text:style-name="T7">http://dlib.rsl.ru/rsl01004000000/rsl01004665000/rsl01004665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4]</text:span><text:span text:style-name="T5"> </text:span><text:a xlink:type="simple" xlink:href="http://antiplagiat.rudn.ru/ReportSource.aspx?docId=rudn.431.1028120&amp;repNumb=1&amp;srcInd=64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7"><text:a xlink:type="simple" xlink:href="http://online.lexpro.ru/document/20076203" office:target-frame-name="_blank" xlink:show="new" text:style-name="ListLabel_20_2" text:visited-style-name="ListLabel_20_2"><text:span text:style-name="T7">http://online.lexpro.ru/document/20076203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5]</text:span><text:span text:style-name="T5"> </text:span><text:a xlink:type="simple" xlink:href="http://antiplagiat.rudn.ru/ReportSource.aspx?docId=rudn.431.1028120&amp;repNumb=1&amp;srcInd=65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7"><text:a xlink:type="simple" xlink:href="http://elibrary.ru/item.asp?id=24149226" office:target-frame-name="_blank" xlink:show="new" text:style-name="ListLabel_20_2" text:visited-style-name="ListLabel_20_2"><text:span text:style-name="T7">http://elibrary.ru/item.asp?id=24149226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 (следует обратить внимание на то, что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6]</text:span><text:span text:style-name="T5"> </text:span><text:a xlink:type="simple" xlink:href="http://antiplagiat.rudn.ru/ReportSource.aspx?docId=rudn.431.1028120&amp;repNumb=1&amp;srcInd=66&amp;bn=-1#bn-1" office:target-frame-name="_blank" xlink:show="new" text:style-name="ListLabel_20_2" text:visited-style-name="ListLabel_20_2"><text:span text:style-name="T7">Внешние шоки для эко...</text:span></text:a></text:p>
          </table:table-cell>
          <table:table-cell table:style-name="Table1.A1" office:value-type="string">
            <text:p text:style-name="P7"><text:a xlink:type="simple" xlink:href="http://elibrary.ru/item.asp?id=24709998" office:target-frame-name="_blank" xlink:show="new" text:style-name="ListLabel_20_2" text:visited-style-name="ListLabel_20_2"><text:span text:style-name="T7">http://elibrary.ru/item.asp?id=24709998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7]</text:span><text:span text:style-name="T5"> </text:span><text:a xlink:type="simple" xlink:href="http://antiplagiat.rudn.ru/ReportSource.aspx?docId=rudn.431.1028120&amp;repNumb=1&amp;srcInd=67&amp;bn=-1#bn-1" office:target-frame-name="_blank" xlink:show="new" text:style-name="ListLabel_20_2" text:visited-style-name="ListLabel_20_2"><text:span text:style-name="T7">rguts_text16.zip/gal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8]</text:span><text:span text:style-name="T5"> </text:span><text:a xlink:type="simple" xlink:href="http://antiplagiat.rudn.ru/ReportSource.aspx?docId=rudn.431.1028120&amp;repNumb=1&amp;srcInd=68&amp;bn=-1#bn-1" office:target-frame-name="_blank" xlink:show="new" text:style-name="ListLabel_20_2" text:visited-style-name="ListLabel_20_2"><text:span text:style-name="T7">Анализ динамики ВВП 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РУДН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3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69]</text:span><text:span text:style-name="T5"> </text:span><text:a xlink:type="simple" xlink:href="http://antiplagiat.rudn.ru/ReportSource.aspx?docId=rudn.431.1028120&amp;repNumb=1&amp;srcInd=69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7"><text:a xlink:type="simple" xlink:href="http://online.lexpro.ru/document/36332" office:target-frame-name="_blank" xlink:show="new" text:style-name="ListLabel_20_2" text:visited-style-name="ListLabel_20_2"><text:span text:style-name="T7">http://online.lexpro.ru/document/36332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0]</text:span><text:span text:style-name="T5"> </text:span><text:a xlink:type="simple" xlink:href="http://antiplagiat.rudn.ru/ReportSource.aspx?docId=rudn.431.1028120&amp;repNumb=1&amp;srcInd=70&amp;bn=-1#bn-1" office:target-frame-name="_blank" xlink:show="new" text:style-name="ListLabel_20_2" text:visited-style-name="ListLabel_20_2"><text:span text:style-name="T7">rsl01004983835.txt</text:span></text:a></text:p>
          </table:table-cell>
          <table:table-cell table:style-name="Table1.A1" office:value-type="string">
            <text:p text:style-name="P7"><text:a xlink:type="simple" xlink:href="http://dlib.rsl.ru/rsl01004000000/rsl01004983000/rsl01004983835/rsl01004983835.pdf" office:target-frame-name="_blank" xlink:show="new" text:style-name="ListLabel_20_2" text:visited-style-name="ListLabel_20_2"><text:span text:style-name="T7">http://dlib.rsl.ru/rsl01004000000/rsl01004983000/rsl01004983...</text:span></text:a></text:p>
          </table:table-cell>
          <table:table-cell table:style-name="Table1.A1" office:value-type="string">
            <text:p text:style-name="P4">РГБ, диссертации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 (регулярных операций на открытом рынке ценных бумаг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1]</text:span><text:span text:style-name="T5"> </text:span><text:a xlink:type="simple" xlink:href="http://antiplagiat.rudn.ru/ReportSource.aspx?docId=rudn.431.1028120&amp;repNumb=1&amp;srcInd=71&amp;bn=-1#bn-1" office:target-frame-name="_blank" xlink:show="new" text:style-name="ListLabel_20_2" text:visited-style-name="ListLabel_20_2"><text:span text:style-name="T7">О ПРОГРАММЕ СОЦИАЛЬН...</text:span></text:a></text:p>
          </table:table-cell>
          <table:table-cell table:style-name="Table1.A1" office:value-type="string">
            <text:p text:style-name="P7"><text:a xlink:type="simple" xlink:href="http://online.lexpro.ru/document/24456950" office:target-frame-name="_blank" xlink:show="new" text:style-name="ListLabel_20_2" text:visited-style-name="ListLabel_20_2"><text:span text:style-name="T7">http://online.lexpro.ru/document/24456950</text:span></text:a></text:p>
          </table:table-cell>
          <table:table-cell table:style-name="Table1.A1" office:value-type="string">
            <text:p text:style-name="P4">Коллекция юридических документов</text:p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2]</text:span><text:span text:style-name="T5"> </text:span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7">Морозова Анна Владим...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Статистические данные отчетов (указаны в списке литературы)</text:p>
            <text:p text:style-name="P5"><text:soft-page-break/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3]</text:span><text:span text:style-name="T5"> </text:span><text:a xlink:type="simple" xlink:href="http://antiplagiat.rudn.ru/ReportSource.aspx?docId=rudn.431.1028120&amp;repNumb=1&amp;srcInd=73&amp;bn=-1#bn-1" office:target-frame-name="_blank" xlink:show="new" text:style-name="ListLabel_20_2" text:visited-style-name="ListLabel_20_2"><text:span text:style-name="T7">архиве/VBR2009122612...</text:span></text:a></text:p>
          </table:table-cell>
          <table:table-cell table:style-name="Table1.A1" office:value-type="string">
            <text:p text:style-name="P7"><text:a xlink:type="simple" xlink:href="http://www.budgetrf.ru/Publications/Magazines/VestnikCBR/2009/VBR200912261219/word/VBR200912261219_000.zip" office:target-frame-name="_blank" xlink:show="new" text:style-name="ListLabel_20_2" text:visited-style-name="ListLabel_20_2"><text:span text:style-name="T7">http://www.budgetrf.ru/Publications/Magazines/VestnikCBR/200...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4]</text:span><text:span text:style-name="T5"> </text:span><text:a xlink:type="simple" xlink:href="http://antiplagiat.rudn.ru/ReportSource.aspx?docId=rudn.431.1028120&amp;repNumb=1&amp;srcInd=74&amp;bn=-1#bn-1" office:target-frame-name="_blank" xlink:show="new" text:style-name="ListLabel_20_2" text:visited-style-name="ListLabel_20_2"><text:span text:style-name="T7">Мировое развитие.</text:span></text:a></text:p>
          </table:table-cell>
          <table:table-cell table:style-name="Table1.A1" office:value-type="string">
            <text:p text:style-name="P7"><text:a xlink:type="simple" xlink:href="http://elibrary.ru/item.asp?id=23914339" office:target-frame-name="_blank" xlink:show="new" text:style-name="ListLabel_20_2" text:visited-style-name="ListLabel_20_2"><text:span text:style-name="T7">http://elibrary.ru/item.asp?id=23914339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 (по депозитам коммерческих банков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5]</text:span><text:span text:style-name="T5"> </text:span><text:a xlink:type="simple" xlink:href="http://antiplagiat.rudn.ru/ReportSource.aspx?docId=rudn.431.1028120&amp;repNumb=1&amp;srcInd=75&amp;bn=-1#bn-1" office:target-frame-name="_blank" xlink:show="new" text:style-name="ListLabel_20_2" text:visited-style-name="ListLabel_20_2"><text:span text:style-name="T7">Диссертация Лена 2</text:span></text:a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Кольцо вузов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<text:span text:style-name="T4">[76]</text:span><text:span text:style-name="T5"> </text:span><text:a xlink:type="simple" xlink:href="http://antiplagiat.rudn.ru/ReportSource.aspx?docId=rudn.431.1028120&amp;repNumb=1&amp;srcInd=76&amp;bn=-1#bn-1" office:target-frame-name="_blank" xlink:show="new" text:style-name="ListLabel_20_2" text:visited-style-name="ListLabel_20_2"><text:span text:style-name="T7">Центральная и Юго-Во...</text:span></text:a></text:p>
          </table:table-cell>
          <table:table-cell table:style-name="Table1.A1" office:value-type="string">
            <text:p text:style-name="P7"><text:a xlink:type="simple" xlink:href="http://elibrary.ru/item.asp?id=23665539" office:target-frame-name="_blank" xlink:show="new" text:style-name="ListLabel_20_2" text:visited-style-name="ListLabel_20_2"><text:span text:style-name="T7">http://elibrary.ru/item.asp?id=23665539</text:span></text:a></text:p>
          </table:table-cell>
          <table:table-cell table:style-name="Table1.A1" office:value-type="string">
            <text:p text:style-name="P4">Elibrary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18">0,02%</text:p>
          </table:table-cell>
          <table:table-cell table:style-name="Table1.A1" office:value-type="string">
            <text:p text:style-name="P5">Общепринятые клише (ставка рефинансирования была снижена …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7]</text:span><text:span text:style-name="T5"> </text:span><text:a xlink:type="simple" xlink:href="http://antiplagiat.rudn.ru/ReportSource.aspx?docId=rudn.431.1028120&amp;repNumb=1&amp;srcInd=77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7"><text:a xlink:type="simple" xlink:href="http://elibrary.finec.ru/materials_files/354293749.pdf" office:target-frame-name="_blank" xlink:show="new" text:style-name="ListLabel_20_2" text:visited-style-name="ListLabel_20_2"><text:span text:style-name="T7">http://elibrary.finec.ru/materials_files/354293749.pdf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5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7"><text:span text:style-name="T4">[78]</text:span><text:span text:style-name="T5"> </text:span><text:a xlink:type="simple" xlink:href="http://antiplagiat.rudn.ru/ReportSource.aspx?docId=rudn.431.1028120&amp;repNumb=1&amp;srcInd=78&amp;bn=-1#bn-1" office:target-frame-name="_blank" xlink:show="new" text:style-name="ListLabel_20_2" text:visited-style-name="ListLabel_20_2"><text:span text:style-name="T7">тате гигантски ускор...</text:span></text:a></text:p>
          </table:table-cell>
          <table:table-cell table:style-name="Table1.A1" office:value-type="string">
            <text:p text:style-name="P7"><text:a xlink:type="simple" xlink:href="http://lawdiss.org.ua/books/a1685.doc.html" office:target-frame-name="_blank" xlink:show="new" text:style-name="ListLabel_20_2" text:visited-style-name="ListLabel_20_2"><text:span text:style-name="T7">http://lawdiss.org.ua/books/a1685.doc.html</text:span></text:a></text:p>
          </table:table-cell>
          <table:table-cell table:style-name="Table1.A1" office:value-type="string">
            <text:p text:style-name="P4">Интернет (Антиплагиат)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18">0,01%</text:p>
          </table:table-cell>
          <table:table-cell table:style-name="Table1.A1" office:value-type="string">
            <text:p text:style-name="P5">Общепринятые клише (не только для; развитых стран …)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6">Соискатель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Подпись <text:s text:c="23"/>ФИО</text:p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6">Научный руководитель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Подпись <text:s text:c="25"/>ФИО</text:p>
          </table:table-cell>
        </table:table-row>
      </table:table>
      <text:p text:style-name="P9"/>
      <text:p text:style-name="P21">Печать не ставится!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3.5pt" fo:language="en" fo:country="US" style:font-size-asian="13.5pt" style:font-size-complex="13.5pt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d0d0d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лодова Жанна Гавриловна</meta:initial-creator>
    <meta:editing-cycles>7</meta:editing-cycles>
    <meta:print-date>2016-05-25T11:07:00</meta:print-date>
    <meta:creation-date>2019-02-12T20:40:00</meta:creation-date>
    <dc:date>2025-10-18T13:56:34.171102002</dc:date>
    <meta:editing-duration>PT16M31S</meta:editing-duration>
    <meta:generator>LibreOffice/6.0.7.3$Linux_X86_64 LibreOffice_project/dc89aa7a9eabfd848af146d5086077aeed2ae4a5</meta:generator>
    <meta:document-statistic meta:table-count="2" meta:image-count="0" meta:object-count="0" meta:page-count="7" meta:paragraph-count="480" meta:word-count="1182" meta:character-count="12017" meta:non-whitespace-character-count="11262"/>
    <meta:user-defined meta:name="AppVersion">16.0000</meta:user-defined>
    <meta:user-defined meta:name="Company">ec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